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line-height-at-least="0cm" style:shadow="none"/>
    </style:style>
    <style:style style:name="P9" style:family="paragraph" style:parent-style-name="Text_20_body" style:master-page-name="">
      <style:paragraph-properties fo:margin-top="0cm" fo:margin-bottom="0cm" style:line-height-at-least="0cm" style:page-number="auto" style:shadow="non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text-properties style:text-underline-style="none" fo:font-weight="normal" style:font-weight-asian="normal" style:font-weight-complex="normal"/>
    </style:style>
    <style:style style:name="P12" style:family="paragraph" style:parent-style-name="Horizontal_20_Line">
      <style:text-properties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6"><office:annotation><dc:creator>Gauthier Bastien</dc:creator><dc:date>2011-01-13T14:56:41</dc:date><text:p text:style-name="P13"><text:span text:style-name="T16">do text</text:span></text:p><text:p text:style-name="P13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15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14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P11"/>
      <text:p text:style-name="UrbanBody"><text:span text:style-name="T5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5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4">COMPLET/INCOMPLET</text:p>
      <text:p text:style-name="P7"><text:span text:style-name="T8">Renseignements urbanistiques :</text:span>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Standard"><text:span text:style-name="T5">CU2 délivré pour le bien en date du :</text:span> ... (Référence : ...)</text:p>
          </table:table-cell>
          <table:table-cell office:value-type="string">
            <text:p text:style-name="P5">OUI/NON</text:p>
          </table:table-cell>
        </table:table-row>
        <table:table-row>
          <table:table-cell office:value-type="string">
            <text:p text:style-name="P10">Immeuble classé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12">do text</text:span></text:p><text:p text:style-name="P13"><text:span text:style-name="T12">from xhtml('classe' in self.getProtectedBuilding() and '</text:span><text:span text:style-name="T13">&lt;strong&gt;</text:span><text:span text:style-name="T12">OUI</text:span><text:span text:style-name="T13">&lt;/strong&gt;</text:span><text:span text:style-name="T12">' or '</text:span><text:span text:style-name="T13">&lt;strong&gt;</text:span><text:span text:style-name="T12">NON</text:span><text:span text:style-name="T13">&lt;/strong&gt;</text:span><text:span text:style-name="T12">')</text:span></text:p></office:annotation>OUI/NON</text:p>
          </table:table-cell>
        </table:table-row>
        <table:table-row>
          <table:table-cell office:value-type="string">
            <text:p text:style-name="P10">Immeuble repris à l'inventaire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13">do text</text:span></text:p><text:p text:style-name="P13"><text:span text:style-name="T13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10">Certificat de Patrimoine délivré pour le bien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13">do text</text:span></text:p><text:p text:style-name="P13"><text:span text:style-name="T13">from xhtml('certificatpatrimoine' in self.getProtectedBuilding() and '</text:span><text:span text:style-name="T13">&lt;strong&gt;</text:span><text:span text:style-name="T13">OUI</text:span><text:span text:style-name="T13">&lt;/strong&gt;</text:span><text:span text:style-name="T13">' or '</text:span><text:span text:style-name="T13">&lt;strong&gt;</text:span><text:span text:style-name="T13">NON</text:span><text:span text:style-name="T13">&lt;/strong&gt;</text:span><text:span text:style-name="T13">')</text:span></text:p></office:annotation>OUI/NON</text:p>
          </table:table-cell>
        </table:table-row>
        <table:table-row>
          <table:table-cell office:value-type="string">
            <text:p text:style-name="P10">RGB - Zone protégée (art. 395 à 405 du CWATUPE)</text:p>
          </table:table-cell>
          <table:table-cell office:value-type="string">
            <text:p text:style-name="P5">OUI/NON</text:p>
          </table:table-cell>
        </table:table-row>
        <table:table-row>
          <table:table-cell office:value-type="string">
            <text:p text:style-name="P10">RGB - Site rural (art. 417 à 420 du CWATUPE)</text:p>
          </table:table-cell>
          <table:table-cell office:value-type="string">
            <text:p text:style-name="P5">OUI/NON</text:p>
          </table:table-cell>
        </table:table-row>
      </table:table>
      <text:p text:style-name="P6"><text:line-break/><text:span text:style-name="T5">Détails :</text:span></text:p>
      <text:p text:style-name="P6"><text:span text:style-name="T5"><office:annotation><dc:creator>Gauthier Bastien</dc:creator><dc:date>2012-01-09T12:07:19</dc:date><text:p text:style-name="P13"><text:span text:style-name="T12">do text</text:span></text:p><text:p text:style-name="P13"><text:span text:style-name="T12">from xhtml(</text:span><text:span text:style-name="T13">self.getProtectedBuildingDetails()</text:span><text:span text:style-name="T12">)</text:span></text:p></office:annotation></text:span></text:p>
      <text:p text:style-name="P12"/>
      <text:p text:style-name="P9"><text:span text:style-name="T5">Plan de secteur :</text:span> <text:text-input text:description="zonage">self.displayValue(self.Vocabulary('folderZone')[0], self.getFolderZone())</text:text-input></text:p>
      <text:p text:style-name="P8"><text:span text:style-name="T5">PCA :</text:span> <text:text-input text:description="PCA">self.displayValue(self.Vocabulary('pca')[0], self.getPca())</text:text-input></text:p>
      <text:p text:style-name="P8"><text:span text:style-name="T5">Lotissement :</text:span> <text:text-input text:description="Lotissement">self.getParcellingsForTemplate(withDetails=True)</text:text-input></text:p>
      <text:p text:style-name="P8"><text:span text:style-name="T5">SSC :</text:span> <text:text-input text:description="SSC">self.displayValue(self.Vocabulary('SSC')[0], self.getSSC())</text:text-input></text:p>
      <text:p text:style-name="P8"><text:span text:style-name="T5">RCU :</text:span> <text:text-input text:description="RCU">self.displayValue(self.Vocabulary('RCU')[0], self.getRCU())</text:text-input></text:p>
      <text:p text:style-name="P8"><text:span text:style-name="T5">Zone inondable :</text:span> <text:text-input text:description="Zone inondable">self.displayValue(self.Vocabulary('floodingLevel')[0], self.getFloodingLevel())</text:text-input></text:p>
      <text:p text:style-name="P7"><text:span text:style-name="T8"/></text:p>
      <text:p text:style-name="P7"><text:span text:style-name="T8">Avis du service technique de l'urbanisme :</text:span></text:p>
      <text:p text:style-name="Text_20_body"/>
      <text:p text:style-name="Text_20_body"/>
      <text:p text:style-name="UrbanBody"><text:soft-page-break/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018cm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9T14:30:56</dc:date>
    <dc:language>fr-FR</dc:language>
    <meta:editing-cycles>112</meta:editing-cycles>
    <meta:editing-duration>PT14H43M06S</meta:editing-duration>
    <dc:creator>Gauthier Bastien</dc:creator>
    <meta:document-statistic meta:table-count="1" meta:image-count="0" meta:object-count="0" meta:page-count="2" meta:paragraph-count="35" meta:word-count="140" meta:character-count="1464"/>
    <meta:user-defined meta:name="Info 1"/>
    <meta:user-defined meta:name="Info 2"/>
    <meta:user-defined meta:name="Info 3"/>
    <meta:user-defined meta:name="Info 4"/>
  </office:meta>
</office:document-meta>
</file>